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13.23cm"/>
    </style:style>
    <style:style style:name="pr3" style:family="presentation" style:parent-style-name="Default-notes">
      <style:graphic-properties draw:fill-color="#ffffff" draw:auto-grow-height="true" fo:min-height="10.629cm"/>
    </style:style>
    <style:style style:name="pr4" style:family="presentation" style:parent-style-name="Default-outline1">
      <style:graphic-properties draw:fill-color="#ffffff" draw:auto-grow-height="true" fo:min-height="13.23cm"/>
    </style:style>
    <style:style style:name="pr5" style:family="presentation" style:parent-style-name="Default-notes">
      <style:graphic-properties draw:fill-color="#ffffff" fo:min-height="10.629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text-properties fo:font-family="Courier" style:font-family-generic="modern" style:font-pitch="fixed" fo:font-size="18pt"/>
    </style:style>
    <style:style style:name="P4" style:family="paragraph">
      <style:text-properties fo:font-family="Courier" style:font-family-generic="modern" style:font-pitch="fixed" fo:font-size="12pt"/>
    </style:style>
    <style:style style:name="P5" style:family="paragraph">
      <style:paragraph-properties fo:margin-left="1.2cm" fo:margin-right="0cm" fo:text-indent="-0.9cm"/>
      <style:text-properties fo:font-size="24pt"/>
    </style:style>
    <style:style style:name="T1" style:family="text">
      <style:text-properties fo:font-family="Courier" style:font-family-generic="modern" style:font-pitch="fixed" fo:font-size="18pt"/>
    </style:style>
    <style:style style:name="T2" style:family="text">
      <style:text-properties fo:font-family="Thorndale" style:font-pitch="variable" fo:font-size="18pt"/>
    </style:style>
    <style:style style:name="T3" style:family="text">
      <style:text-properties fo:color="#ff3366" fo:font-family="Courier" style:font-family-generic="modern" style:font-pitch="fixed" fo:font-size="18pt"/>
    </style:style>
    <style:style style:name="T4" style:family="text">
      <style:text-properties fo:font-family="Courier" style:font-family-generic="modern" style:font-pitch="fixed" fo:font-size="12pt"/>
    </style:style>
    <style:style style:name="T5" style:family="text">
      <style:text-properties fo:color="#000000" fo:font-family="Courier" style:font-family-generic="modern" style:font-pitch="fixed" fo:font-size="12pt"/>
    </style:style>
    <style:style style:name="T6" style:family="text">
      <style:text-properties fo:color="#0000ff" fo:font-family="Courier" style:font-family-generic="modern" style:font-pitch="fixed" fo:font-size="12pt"/>
    </style:style>
    <style:style style:name="T7" style:family="text">
      <style:text-properties fo:color="#ff3366" fo:font-family="Courier" style:font-family-generic="modern" style:font-pitch="fixed" fo:font-size="12pt"/>
    </style:style>
    <style:style style:name="T8" style:family="text">
      <style:text-properties fo:font-size="24pt"/>
    </style:style>
    <style:style style:name="T9" style:family="text">
      <style:text-properties fo:color="#ff3366" fo:font-size="24pt"/>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office:automatic-styles>
  <office:body>
    <office:presentation>
      <draw:page draw:name="Presentation 4" draw:style-name="dp1" draw:master-page-name="Default" presentation:presentation-page-layout-name="AL1T0">
        <office:forms form:automatic-focus="false" form:apply-design-mode="false"/>
        <draw:frame presentation:style-name="pr1" draw:text-style-name="P1" draw:layer="layout" svg:width="23.911cm" svg:height="3.507cm" svg:x="2.058cm" svg:y="1.743cm" presentation:class="title">
          <draw:text-box>
            <text:p text:style-name="P1">Serialization 4: Serializable refresh</text:p>
          </draw:text-box>
        </draw:frame>
        <draw:frame presentation:style-name="pr2" draw:text-style-name="P1" draw:layer="layout" svg:width="23.911cm" svg:height="13.23cm" svg:x="2.058cm" svg:y="5.838cm" presentation:class="subtitle">
          <draw:text-box>
            <text:p text:style-name="P1">Review of Java Object Serialization</text:p>
            <text:p text:style-name="P1">and</text:p>
            <text:p text:style-name="P1">Relationship with RMI-IIOP</text:p>
            <text:p text:style-name="P1">June 25, 2002</text:p>
          </draw:text-box>
        </draw:frame>
        <presentation:notes draw:style-name="dp2">
          <draw:page-thumbnail draw:style-name="gr1" draw:layer="layout" svg:width="12.767cm" svg:height="9.575cm" svg:x="4.411cm" svg:y="2.794cm" draw:page-number="1" presentation:class="page"/>
          <draw:frame presentation:style-name="pr3" draw:text-style-name="P1" draw:layer="layout" svg:width="15.02cm" svg:height="10.629cm" svg:x="3.292cm" svg:y="13.299cm" presentation:class="notes" presentation:placeholder="true">
            <draw:text-box/>
          </draw:frame>
        </presentation:notes>
      </draw:page>
      <draw:page draw:name="java.io.Serializable" draw:style-name="dp1" draw:master-page-name="Default" presentation:presentation-page-layout-name="AL2T1">
        <draw:frame presentation:style-name="pr1" draw:text-style-name="P1" draw:layer="layout" svg:width="23.911cm" svg:height="3.507cm" svg:x="2.058cm" svg:y="1.743cm" presentation:class="title">
          <draw:text-box>
            <text:p text:style-name="P1"><text:a xlink:href="http://java.io.Serializable/">java.io.Serializable</text:a></text:p>
          </draw:text-box>
        </draw:frame>
        <draw:frame presentation:style-name="pr4" draw:text-style-name="P2" draw:layer="layout" svg:width="23.911cm" svg:height="13.23cm" svg:x="2.058cm" svg:y="5.838cm" presentation:class="outline">
          <draw:text-box>
            <text:list text:style-name="L3">
              <text:list-item>
                <text:p text:style-name="P2">Order of serialization: top down</text:p>
              </text:list-item>
            </text:list>
            <text:list text:style-name="L3">
              <text:list-item>
                <text:p text:style-name="P2">writeObject/readObject</text:p>
              </text:list-item>
            </text:list>
            <text:list text:style-name="L3">
              <text:list-item>
                <text:p text:style-name="P2">PutField/GetField</text:p>
              </text:list-item>
            </text:list>
            <text:list text:style-name="L3">
              <text:list-item>
                <text:p text:style-name="P2">writeReplace/readResolve</text:p>
              </text:list-item>
            </text:list>
            <text:list text:style-name="L3">
              <text:list-item>
                <text:p text:style-name="P2">serialVersionUID</text:p>
              </text:list-item>
            </text:list>
            <text:list text:style-name="L3">
              <text:list-item>
                <text:p text:style-name="P2">serialPersistantFields</text:p>
              </text:list-item>
            </text:list>
            <text:list text:style-name="L3">
              <text:list-item>
                <text:p text:style-name="P2">defaultWriteObject/defaultReadObject</text:p>
              </text:list-item>
            </text:list>
          </draw:text-box>
        </draw:frame>
        <presentation:notes draw:style-name="dp2">
          <draw:page-thumbnail draw:style-name="gr1" draw:layer="layout" svg:width="12.767cm" svg:height="9.575cm" svg:x="4.411cm" svg:y="2.794cm" draw:page-number="2" presentation:class="page"/>
          <draw:frame presentation:style-name="pr5" draw:text-style-name="P1" draw:layer="layout" svg:width="15.02cm" svg:height="10.629cm" svg:x="3.292cm" svg:y="13.299cm" presentation:class="notes" presentation:placeholder="true">
            <draw:text-box/>
          </draw:frame>
        </presentation:notes>
      </draw:page>
      <draw:page draw:name="page3" draw:style-name="dp1" draw:master-page-name="Default" presentation:presentation-page-layout-name="AL3T19">
        <draw:frame presentation:style-name="pr1" draw:text-style-name="P1" draw:layer="layout" svg:width="23.911cm" svg:height="3.507cm" svg:x="2.058cm" svg:y="1.743cm" presentation:class="title">
          <draw:text-box>
            <text:p text:style-name="P1">Example 1</text:p>
          </draw:text-box>
        </draw:frame>
        <draw:frame draw:style-name="gr2" draw:text-style-name="P3" draw:layer="layout" svg:width="25.857cm" svg:height="15.741cm" svg:x="1.413cm" svg:y="4.209cm">
          <draw:text-box>
            <text:p text:style-name="P1"><text:span text:style-name="T1"/></text:p>
            <text:p text:style-name="P1"><text:span text:style-name="T1">// Version 0</text:span></text:p>
            <text:p text:style-name="P1"><text:span text:style-name="T1">public class UserData implements Serializable</text:span></text:p>
            <text:p text:style-name="P1"><text:span text:style-name="T1">{</text:span></text:p>
            <text:p text:style-name="P1"><text:span text:style-name="T1"><text:s text:c="2"/></text:span><text:span text:style-name="T1">private String userName;</text:span></text:p>
            <text:p text:style-name="P1"><text:span text:style-name="T1">}</text:span></text:p>
            <text:p text:style-name="P1"><text:span text:style-name="T1"/></text:p>
            <text:p text:style-name="P1"><text:span text:style-name="T2">Future versions of the class which strive to interoperate must include the original version's serialVersionUID. <text:s/>(JDK/bin/serialver tool)</text:span></text:p>
            <text:p text:style-name="P1"><text:span text:style-name="T2"/></text:p>
            <text:p text:style-name="P1"><text:span text:style-name="T2">It's also hard to compute and may change depending on compiler sensitivity to inner classes (talk to Bob Scheifler, etc), so putting it in when you define the class in the first place is best.</text:span></text:p>
            <text:p text:style-name="P1"><text:span text:style-name="T2"/></text:p>
            <text:p text:style-name="P1"><text:span text:style-name="T1">// Better version 0</text:span></text:p>
            <text:p text:style-name="P1"><text:span text:style-name="T1">public class UserData implements Serializable</text:span></text:p>
            <text:p text:style-name="P1"><text:span text:style-name="T1">{</text:span></text:p>
            <text:p text:style-name="P1"><text:span text:style-name="T3"><text:s text:c="4"/></text:span><text:span text:style-name="T3">private static final long serialVersionUID </text:span></text:p>
            <text:p text:style-name="P1"><text:span text:style-name="T3"><text:s text:c="7"/></text:span><text:span text:style-name="T3">= 8782692418019499275L;</text:span></text:p>
            <text:p text:style-name="P1"><text:span text:style-name="T1"/></text:p>
            <text:p text:style-name="P1"><text:span text:style-name="T1"><text:s text:c="4"/></text:span><text:span text:style-name="T1">private String userName;</text:span></text:p>
            <text:p text:style-name="P1"><text:span text:style-name="T1">}</text:span></text:p>
            <text:p text:style-name="P1"><text:span text:style-name="T1"/></text:p>
          </draw:text-box>
        </draw:frame>
        <presentation:notes draw:style-name="dp2">
          <draw:page-thumbnail draw:style-name="gr1" draw:layer="layout" svg:width="12.767cm" svg:height="9.575cm" svg:x="4.411cm" svg:y="2.794cm" draw:page-number="3" presentation:class="page"/>
          <draw:frame presentation:style-name="pr5" draw:text-style-name="P1" draw:layer="layout" svg:width="15.02cm" svg:height="10.629cm" svg:x="3.292cm" svg:y="13.299cm" presentation:class="notes" presentation:placeholder="true">
            <draw:text-box/>
          </draw:frame>
        </presentation:notes>
      </draw:page>
      <draw:page draw:name="page4" draw:style-name="dp1" draw:master-page-name="Default">
        <draw:frame draw:style-name="gr2" draw:text-style-name="P4" draw:layer="layout" svg:width="25.526cm" svg:height="18.641cm" svg:x="1.203cm" svg:y="1.503cm">
          <draw:text-box>
            <text:p text:style-name="P1"><text:span text:style-name="T4">// Version 1</text:span></text:p>
            <text:p text:style-name="P1"><text:span text:style-name="T4">public class UserData implements Serializable</text:span></text:p>
            <text:p text:style-name="P1"><text:span text:style-name="T4">{</text:span></text:p>
            <text:p text:style-name="P1"><text:span text:style-name="T5"><text:s text:c="4"/></text:span><text:span text:style-name="T5">private static final long serialVersionUID </text:span></text:p>
            <text:p text:style-name="P1"><text:span text:style-name="T5"><text:s text:c="7"/></text:span><text:span text:style-name="T5">= 8782692418019499275L;</text:span></text:p>
            <text:p text:style-name="P1"><text:span text:style-name="T4"/></text:p>
            <text:p text:style-name="P1"><text:span text:style-name="T6"><text:s text:c="4"/></text:span><text:span text:style-name="T6">// Fields will be serialized in a special order, not</text:span></text:p>
            <text:p text:style-name="P1"><text:span text:style-name="T6"><text:s text:c="4"/></text:span><text:span text:style-name="T6">// necessarily order of definition</text:span></text:p>
            <text:p text:style-name="P1"><text:span text:style-name="T4"><text:s text:c="4"/></text:span><text:span text:style-name="T4">private String userName;</text:span></text:p>
            <text:p text:style-name="P1"><text:span text:style-name="T7"><text:s text:c="4"/></text:span><text:span text:style-name="T7">private long dateOfBirth;</text:span></text:p>
            <text:p text:style-name="P1"><text:span text:style-name="T4">}</text:span></text:p>
            <text:p text:style-name="P1"><text:span text:style-name="T4"/></text:p>
            <text:p text:style-name="P1"><text:span text:style-name="T4">// Version 2</text:span></text:p>
            <text:p text:style-name="P1"><text:span text:style-name="T4">public class UserData implements Serializable</text:span></text:p>
            <text:p text:style-name="P1"><text:span text:style-name="T4">{</text:span></text:p>
            <text:p text:style-name="P1"><text:span text:style-name="T5"><text:s text:c="4"/></text:span><text:span text:style-name="T5">private static final long serialVersionUID </text:span></text:p>
            <text:p text:style-name="P1"><text:span text:style-name="T5"><text:s text:c="7"/></text:span><text:span text:style-name="T5">= 8782692418019499275L;</text:span></text:p>
            <text:p text:style-name="P1"><text:span text:style-name="T4"><text:s text:c="4"/></text:span><text:span text:style-name="T4">private String userName;</text:span></text:p>
            <text:p text:style-name="P1"><text:span text:style-name="T5"><text:s text:c="4"/></text:span><text:span text:style-name="T5">private long dateOfBirth;</text:span></text:p>
            <text:p text:style-name="P1"><text:span text:style-name="T5"><text:s/></text:span><text:span text:style-name="T7"><text:s text:c="3"/></text:span><text:span text:style-name="T7">private transient String homeTown;</text:span></text:p>
            <text:p text:style-name="P1"><text:span text:style-name="T7"/></text:p>
            <text:p text:style-name="P1"><text:span text:style-name="T7"><text:s text:c="4"/></text:span><text:span text:style-name="T7">private void writeObject(ObjectOutputStream oos)</text:span></text:p>
            <text:p text:style-name="P1"><text:span text:style-name="T7"><text:s text:c="7"/></text:span><text:span text:style-name="T7">throws IOException {</text:span></text:p>
            <text:p text:style-name="P1"><text:span text:style-name="T7"/></text:p>
            <text:p text:style-name="P1"><text:span text:style-name="T6"><text:s text:c="7"/></text:span><text:span text:style-name="T6">// defaultWriteObject only writes THIS type's data (superclass</text:span></text:p>
            <text:p text:style-name="P1"><text:span text:style-name="T6"><text:s text:c="7"/></text:span><text:span text:style-name="T6">// and subclass data is written separately by the ObjectOutputStream</text:span></text:p>
            <text:p text:style-name="P1"><text:span text:style-name="T6"><text:s text:c="7"/></text:span><text:span text:style-name="T6">// in order)</text:span></text:p>
            <text:p text:style-name="P1"><text:span text:style-name="T7"/></text:p>
            <text:p text:style-name="P1"><text:span text:style-name="T7"><text:s text:c="7"/></text:span><text:span text:style-name="T7">oos.defaultWriteObject();</text:span></text:p>
            <text:p text:style-name="P1"><text:span text:style-name="T7"><text:s text:c="7"/></text:span><text:span text:style-name="T7">oos.writeUTF(homeTown);</text:span></text:p>
            <text:p text:style-name="P1"><text:span text:style-name="T7"><text:s text:c="4"/></text:span><text:span text:style-name="T7">}</text:span></text:p>
            <text:p text:style-name="P1"><text:span text:style-name="T7"><text:s text:c="4"/></text:span><text:span text:style-name="T7">private void readObject(ObjectInputStream ois) throws ... {</text:span></text:p>
            <text:p text:style-name="P1"><text:span text:style-name="T7"><text:s text:c="7"/></text:span><text:span text:style-name="T7">oos.defaultReadObject();</text:span></text:p>
            <text:p text:style-name="P1"><text:span text:style-name="T7"><text:s text:c="7"/></text:span><text:span text:style-name="T7">try {</text:span></text:p>
            <text:p text:style-name="P1"><text:span text:style-name="T7"><text:s text:c="10"/></text:span><text:span text:style-name="T7">homeTown = oos.readUTF();</text:span></text:p>
            <text:p text:style-name="P1"><text:span text:style-name="T7"><text:s text:c="7"/></text:span><text:span text:style-name="T7">} catch (Exception ex) {</text:span></text:p>
            <text:p text:style-name="P1"><text:span text:style-name="T7"><text:s text:c="10"/></text:span><text:span text:style-name="T7">homeTown = "Unknown, USA";</text:span></text:p>
            <text:p text:style-name="P1"><text:span text:style-name="T7"><text:s text:c="7"/></text:span><text:span text:style-name="T7">}</text:span></text:p>
            <text:p text:style-name="P1"><text:span text:style-name="T7"><text:s text:c="5"/></text:span><text:span text:style-name="T7">}</text:span></text:p>
            <text:p text:style-name="P1"><text:span text:style-name="T4">}</text:span></text:p>
          </draw:text-box>
        </draw:frame>
        <presentation:notes draw:style-name="dp2">
          <draw:page-thumbnail draw:style-name="gr1" draw:layer="layout" svg:width="12.767cm" svg:height="9.575cm" svg:x="4.411cm" svg:y="2.794cm" draw:page-number="4" presentation:class="page"/>
          <draw:frame presentation:style-name="pr5" draw:text-style-name="P1" draw:layer="layout" svg:width="15.02cm" svg:height="10.629cm" svg:x="3.292cm" svg:y="13.299cm" presentation:class="notes" presentation:placeholder="true">
            <draw:text-box/>
          </draw:frame>
        </presentation:notes>
      </draw:page>
      <draw:page draw:name="page5" draw:style-name="dp1" draw:master-page-name="Default">
        <draw:frame draw:style-name="gr2" draw:text-style-name="P4" draw:layer="layout" svg:width="26.729cm" svg:height="18.175cm" svg:x="0.752cm" svg:y="0.962cm">
          <draw:text-box>
            <text:p text:style-name="P1"><text:span text:style-name="T4">// Version 3</text:span></text:p>
            <text:p text:style-name="P1"><text:span text:style-name="T4">public class UserData implements Serializable</text:span></text:p>
            <text:p text:style-name="P1"><text:span text:style-name="T4">{</text:span></text:p>
            <text:p text:style-name="P1"><text:span text:style-name="T5"><text:s text:c="4"/></text:span><text:span text:style-name="T5">private static final long serialVersionUID = 8782692418019499275L;</text:span></text:p>
            <text:p text:style-name="P1"><text:span text:style-name="T5"/></text:p>
            <text:p text:style-name="P1"><text:span text:style-name="T4"><text:s/></text:span><text:span text:style-name="T7"><text:s text:c="3"/></text:span><text:span text:style-name="T7">private String firstName;</text:span></text:p>
            <text:p text:style-name="P1"><text:span text:style-name="T7"><text:s text:c="4"/></text:span><text:span text:style-name="T7">private String lastName;</text:span></text:p>
            <text:p text:style-name="P1"><text:span text:style-name="T5"><text:s text:c="4"/></text:span><text:span text:style-name="T5">private long dateOfBirth;</text:span></text:p>
            <text:p text:style-name="P1"><text:span text:style-name="T5"><text:s text:c="4"/></text:span><text:span text:style-name="T5">private String homeTown;</text:span></text:p>
            <text:p text:style-name="P1"><text:span text:style-name="T7"/></text:p>
            <text:p text:style-name="P1"><text:span text:style-name="T7"><text:s text:c="4"/></text:span><text:span text:style-name="T7">private static final ObjectStreamField[] serialPersistentFields = { </text:span></text:p>
            <text:p text:style-name="P1"><text:span text:style-name="T7"><text:s text:c="8"/></text:span><text:span text:style-name="T7">new ObjectStreamField("userName", String.class),</text:span></text:p>
            <text:p text:style-name="P1"><text:span text:style-name="T7"><text:s text:c="8"/></text:span><text:span text:style-name="T7">new ObjectStreamField("dateOfBirth", Long.TYPE),</text:span></text:p>
            <text:p text:style-name="P1"><text:span text:style-name="T7"><text:s text:c="4"/></text:span><text:span text:style-name="T7">};</text:span></text:p>
            <text:p text:style-name="P1"><text:span text:style-name="T5"/></text:p>
            <text:p text:style-name="P1"><text:span text:style-name="T5"><text:s text:c="4"/></text:span><text:span text:style-name="T5">private void writeObject(ObjectOutputStream oos)</text:span></text:p>
            <text:p text:style-name="P1"><text:span text:style-name="T5"><text:s text:c="7"/></text:span><text:span text:style-name="T5">throws IOException {</text:span></text:p>
            <text:p text:style-name="P1"><text:span text:style-name="T5"><text:s text:c="8"/></text:span></text:p>
            <text:p text:style-name="P1"><text:span text:style-name="T7"><text:s text:c="7"/></text:span><text:span text:style-name="T7">ObjectOutputStream.PutField fields = oos.putFields();</text:span></text:p>
            <text:p text:style-name="P1"><text:span text:style-name="T7"><text:s text:c="7"/></text:span><text:span text:style-name="T7">fields.put("userName", firstName + ' ' + lastName);</text:span></text:p>
            <text:p text:style-name="P1"><text:span text:style-name="T7"><text:s text:c="7"/></text:span><text:span text:style-name="T7">fields.put("dateOfBirth", dateOfBirth); <text:s/></text:span><text:span text:style-name="T6">// Note: Do not wrap primitives</text:span></text:p>
            <text:p text:style-name="P1"><text:span text:style-name="T7"><text:s text:c="7"/></text:span><text:span text:style-name="T7">oos.writeFields();</text:span></text:p>
            <text:p text:style-name="P1"><text:span text:style-name="T7"><text:s text:c="7"/></text:span><text:span text:style-name="T7">oos.writeUTF(homeTown);</text:span></text:p>
            <text:p text:style-name="P1"><text:span text:style-name="T5"><text:s text:c="4"/></text:span><text:span text:style-name="T5">}</text:span></text:p>
            <text:p text:style-name="P1"><text:span text:style-name="T5"/></text:p>
            <text:p text:style-name="P1"><text:span text:style-name="T5"><text:s text:c="4"/></text:span><text:span text:style-name="T5">private void readObject(ObjectInputStream ois) throws ... {</text:span></text:p>
            <text:p text:style-name="P1"><text:span text:style-name="T7"><text:s text:c="8"/></text:span><text:span text:style-name="T7">ObjectInputStream.GetField fields = ois.readFields();</text:span></text:p>
            <text:p text:style-name="P1"><text:span text:style-name="T7"/></text:p>
            <text:p text:style-name="P1"><text:span text:style-name="T7"><text:s text:c="8"/></text:span><text:span text:style-name="T7">String userName = (String)fields.get("userName", null);</text:span></text:p>
            <text:p text:style-name="P1"><text:span text:style-name="T7"><text:s text:c="8"/></text:span><text:span text:style-name="T7">splitIntoFirstNameAndLastName(userName);</text:span></text:p>
            <text:p text:style-name="P1"><text:span text:style-name="T7"><text:s text:c="8"/></text:span><text:span text:style-name="T7">dateOfBirth = (long)fields.get("dateOfBirth",(long)0);</text:span></text:p>
            <text:p text:style-name="P1"><text:span text:style-name="T5"/></text:p>
            <text:p text:style-name="P1"><text:span text:style-name="T5"><text:s text:c="7"/></text:span><text:span text:style-name="T5">try {</text:span></text:p>
            <text:p text:style-name="P1"><text:span text:style-name="T5"><text:s text:c="10"/></text:span><text:span text:style-name="T5">homeTown = oos.readUTF();</text:span></text:p>
            <text:p text:style-name="P1"><text:span text:style-name="T5"><text:s text:c="7"/></text:span><text:span text:style-name="T5">} catch (Exception ex) {</text:span></text:p>
            <text:p text:style-name="P1"><text:span text:style-name="T5"><text:s text:c="10"/></text:span><text:span text:style-name="T5">homeTown = "Unknown, USA";</text:span></text:p>
            <text:p text:style-name="P1"><text:span text:style-name="T5"><text:s text:c="7"/></text:span><text:span text:style-name="T5">}</text:span></text:p>
            <text:p text:style-name="P1"><text:span text:style-name="T5"><text:s text:c="5"/></text:span><text:span text:style-name="T5">}</text:span></text:p>
            <text:p text:style-name="P1"><text:span text:style-name="T4">}</text:span></text:p>
          </draw:text-box>
        </draw:frame>
        <presentation:notes draw:style-name="dp2">
          <draw:page-thumbnail draw:style-name="gr1" draw:layer="layout" svg:width="12.767cm" svg:height="9.575cm" svg:x="4.411cm" svg:y="2.794cm" draw:page-number="5" presentation:class="page"/>
          <draw:frame presentation:style-name="pr5" draw:text-style-name="P1" draw:layer="layout" svg:width="15.02cm" svg:height="10.629cm" svg:x="3.292cm" svg:y="13.299cm" presentation:class="notes" presentation:placeholder="true">
            <draw:text-box/>
          </draw:frame>
        </presentation:notes>
      </draw:page>
      <draw:page draw:name="Evolution Notes" draw:style-name="dp1" draw:master-page-name="Default" presentation:presentation-page-layout-name="AL2T1">
        <draw:frame presentation:style-name="pr1" draw:text-style-name="P1" draw:layer="layout" svg:width="23.911cm" svg:height="3.507cm" svg:x="2.058cm" svg:y="1.743cm" presentation:class="title">
          <draw:text-box>
            <text:p text:style-name="P1">Evolution Notes</text:p>
          </draw:text-box>
        </draw:frame>
        <draw:frame presentation:style-name="pr4" draw:text-style-name="P5" draw:layer="layout" svg:width="23.911cm" svg:height="13.23cm" svg:x="2.058cm" svg:y="5.838cm" presentation:class="outline">
          <draw:text-box>
            <text:list text:style-name="L3">
              <text:list-item>
                <text:p text:style-name="P2"><text:span text:style-name="T8">Lots of rules for compatible/incompatible changes</text:span></text:p>
              </text:list-item>
            </text:list>
            <text:list text:style-name="L3">
              <text:list-item>
                <text:p text:style-name="P2"><text:span text:style-name="T8">Arun built a test of all basic changes including writeObject/readObject, but it took weeks to run, so hasn't been run in a year. <text:s/>About 10 classes were taken as a quick look matrix.</text:span></text:p>
              </text:list-item>
            </text:list>
            <text:list text:style-name="L3">
              <text:list-item>
                <text:p text:style-name="P2"><text:span text:style-name="T8">We haven't tested writeReplace/readResolve very much</text:span></text:p>
              </text:list-item>
            </text:list>
            <text:list text:style-name="L3">
              <text:list-item>
                <text:p text:style-name="P2"><text:span text:style-name="T8">We haven't tested inner classes and inner class evolution</text:span></text:p>
              </text:list-item>
            </text:list>
            <text:list text:style-name="L3">
              <text:list-item>
                <text:p text:style-name="P2"><text:span text:style-name="T8">We haven't tested evolving superclasses very much</text:span></text:p>
              </text:list-item>
            </text:list>
            <text:list text:style-name="L3">
              <text:list-item>
                <text:p text:style-name="P2"><text:span text:style-name="T8">We haven't tested optional data semantics very much</text:span></text:p>
              </text:list-item>
            </text:list>
            <text:list text:style-name="L3">
              <text:list-item>
                <text:p text:style-name="P2"><text:span text:style-name="T8"><text:a xlink:href="http://java.sun.com/j2se/1.4/docs/guide/serialization/index.html">http://java.sun.com/j2se/1.4/docs/guide/serialization/index.html</text:a></text:span></text:p>
              </text:list-item>
            </text:list>
          </draw:text-box>
        </draw:frame>
        <presentation:notes draw:style-name="dp2">
          <draw:page-thumbnail draw:style-name="gr1" draw:layer="layout" svg:width="12.767cm" svg:height="9.575cm" svg:x="4.411cm" svg:y="2.794cm" draw:page-number="6" presentation:class="page"/>
          <draw:frame presentation:style-name="pr5" draw:text-style-name="P1" draw:layer="layout" svg:width="15.02cm" svg:height="10.629cm" svg:x="3.292cm" svg:y="13.299cm" presentation:class="notes" presentation:placeholder="true">
            <draw:text-box/>
          </draw:frame>
        </presentation:notes>
      </draw:page>
      <draw:page draw:name="Evolution and RMI-IIOP" draw:style-name="dp1" draw:master-page-name="Default" presentation:presentation-page-layout-name="AL2T1">
        <draw:frame presentation:style-name="pr1" draw:text-style-name="P1" draw:layer="layout" svg:width="23.911cm" svg:height="3.507cm" svg:x="2.058cm" svg:y="1.743cm" presentation:class="title">
          <draw:text-box>
            <text:p text:style-name="P1">Evolution &amp; RMI-IIOP</text:p>
          </draw:text-box>
        </draw:frame>
        <draw:frame presentation:style-name="pr4" draw:text-style-name="P5" draw:layer="layout" svg:width="23.911cm" svg:height="13.23cm" svg:x="2.058cm" svg:y="5.838cm" presentation:class="outline" presentation:user-transformed="true">
          <draw:text-box>
            <text:list text:style-name="L3">
              <text:list-item>
                <text:p text:style-name="P2"><text:span text:style-name="T8">Java Serialization includes all type information on the wire. <text:s/>RMI-IIOP doesn't, so to handle evolution, must use the callback Codebase object. <text:s/>Some want a new RMI-IIOP stream version in which a TypeCode is sent with the valuetype giving all info.</text:span></text:p>
              </text:list-item>
            </text:list>
            <text:list text:style-name="L3">
              <text:list-item>
                <text:p text:style-name="P2"><text:span text:style-name="T8">Codebase IOR exchanged via SendingContext Runtime service context.</text:span></text:p>
              </text:list-item>
            </text:list>
            <text:list text:style-name="L3">
              <text:list-item>
                <text:p text:style-name="P2"><text:span text:style-name="T8">Codebase "meta" method query results in information represented by a FullValueDescriptor including ValueMembers and TypeCodes which are then used to compare the remote and local versions.</text:span></text:p>
              </text:list-item>
            </text:list>
            <text:list text:style-name="L3">
              <text:list-item>
                <text:p text:style-name="P2"><text:span text:style-name="T9">We have sketchy TypeCode and comparison code</text:span></text:p>
              </text:list-item>
            </text:list>
          </draw:text-box>
        </draw:frame>
        <presentation:notes draw:style-name="dp2">
          <draw:page-thumbnail draw:style-name="gr1" draw:layer="layout" svg:width="12.767cm" svg:height="9.575cm" svg:x="4.411cm" svg:y="2.794cm" draw:page-number="7" presentation:class="page"/>
          <draw:frame presentation:style-name="pr5" draw:text-style-name="P1" draw:layer="layout" svg:width="15.02cm" svg:height="10.629cm" svg:x="3.292cm" svg:y="13.299cm" presentation:class="notes" presentation:placeholder="true">
            <draw:text-box/>
          </draw:frame>
        </presentation:notes>
      </draw:page>
      <draw:page draw:name="CDROutputStream write_value" draw:style-name="dp1" draw:master-page-name="Default" presentation:presentation-page-layout-name="AL3T19">
        <draw:frame presentation:style-name="pr1" draw:text-style-name="P1" draw:layer="layout" svg:width="23.911cm" svg:height="3.507cm" svg:x="2.058cm" svg:y="1.743cm" presentation:class="title">
          <draw:text-box>
            <text:p text:style-name="P1">CDROutputStream write_value</text:p>
          </draw:text-box>
        </draw:frame>
        <draw:frame draw:style-name="gr2" draw:text-style-name="P3" draw:layer="layout" svg:width="26.037cm" svg:height="11.816cm" svg:x="0.812cm" svg:y="5.081cm">
          <draw:text-box>
            <text:p text:style-name="P1"><text:span text:style-name="T1">write_value</text:span></text:p>
            <text:p text:style-name="P1"><text:span text:style-name="T1"/></text:p>
            <text:p text:style-name="P1"><text:span text:style-name="T1"><text:s text:c="2"/></text:span><text:span text:style-name="T1">First handles nulls, indirections, IDL ValueBases, </text:span></text:p>
            <text:p text:style-name="P1"><text:span text:style-name="T1"><text:s text:c="2"/></text:span><text:span text:style-name="T1">IDLEntity types, Strings, and Classes (Strings and</text:span></text:p>
            <text:p text:style-name="P1"><text:span text:style-name="T1"><text:s text:c="2"/></text:span><text:span text:style-name="T1">Classes are special cases of RMI-IIOP types)</text:span></text:p>
            <text:p text:style-name="P1"><text:span text:style-name="T1"><text:s text:c="2"/></text:span></text:p>
            <text:p text:style-name="P1"><text:span text:style-name="T1"><text:s text:c="2"/></text:span><text:span text:style-name="T1">if it wasn't one of the above, it must be an RMI-IIOP valuetype:</text:span></text:p>
            <text:p text:style-name="P1"><text:span text:style-name="T1"/></text:p>
            <text:p text:style-name="P1"><text:span text:style-name="T1"><text:s text:c="2"/></text:span><text:span text:style-name="T1">1. <text:s/>Let the ValueHandler perform a writeReplace</text:span></text:p>
            <text:p text:style-name="P1"><text:span text:style-name="T1"><text:s text:c="2"/></text:span><text:span text:style-name="T1">2. <text:s/>Must make sure that if the object is different,</text:span></text:p>
            <text:p text:style-name="P1"><text:span text:style-name="T1"><text:s text:c="6"/></text:span><text:span text:style-name="T1">it isn't a null, indirection, etc.</text:span></text:p>
            <text:p text:style-name="P1"><text:span text:style-name="T1"><text:s text:c="2"/></text:span><text:span text:style-name="T1">3. <text:s/>If ValueHandler says isCustomMarshaled, then</text:span></text:p>
            <text:p text:style-name="P1"><text:span text:style-name="T1"><text:s text:c="6"/></text:span><text:span text:style-name="T1">make sure to set the chunking bit in the valuetag</text:span></text:p>
            <text:p text:style-name="P1"><text:span text:style-name="T1"><text:s text:c="6"/></text:span><text:span text:style-name="T1">and start chunking</text:span></text:p>
            <text:p text:style-name="P1"><text:span text:style-name="T1"><text:s text:c="2"/></text:span><text:span text:style-name="T1">4. <text:s/>Hand control to ValueHandler's writeValue</text:span></text:p>
            <text:p text:style-name="P1"><text:span text:style-name="T1"><text:s text:c="2"/></text:span><text:span text:style-name="T1">5. <text:s/>Stop chunking</text:span></text:p>
            <text:p text:style-name="P1"><text:span text:style-name="T1"><text:s text:c="2"/></text:span><text:span text:style-name="T1">6. <text:s/>Write end tag</text:span></text:p>
          </draw:text-box>
        </draw:frame>
        <presentation:notes draw:style-name="dp2">
          <draw:page-thumbnail draw:style-name="gr1" draw:layer="layout" svg:width="12.767cm" svg:height="9.575cm" svg:x="4.411cm" svg:y="2.794cm" draw:page-number="8" presentation:class="page"/>
          <draw:frame presentation:style-name="pr5" draw:text-style-name="P1" draw:layer="layout" svg:width="15.02cm" svg:height="10.629cm" svg:x="3.292cm" svg:y="13.299cm" presentation:class="notes" presentation:placeholder="true">
            <draw:text-box/>
          </draw:frame>
        </presentation:notes>
      </draw:page>
      <draw:page draw:name="CDRInputStream read_value" draw:style-name="dp1" draw:master-page-name="Default" presentation:presentation-page-layout-name="AL3T19">
        <draw:frame presentation:style-name="pr1" draw:text-style-name="P1" draw:layer="layout" svg:width="23.911cm" svg:height="3.507cm" svg:x="2.058cm" svg:y="1.743cm" presentation:class="title">
          <draw:text-box>
            <text:p text:style-name="P1">CDRInputStream read_value</text:p>
          </draw:text-box>
        </draw:frame>
        <draw:frame draw:style-name="gr2" draw:text-style-name="P3" draw:layer="layout" svg:width="26.188cm" svg:height="9.036cm" svg:x="0.902cm" svg:y="4.69cm">
          <draw:text-box>
            <text:p text:style-name="P1"><text:span text:style-name="T1">read_value</text:span></text:p>
            <text:p text:style-name="P1"><text:span text:style-name="T1"/></text:p>
            <text:p text:style-name="P1"><text:span text:style-name="T1">First handles nulls and indirections.</text:span></text:p>
            <text:p text:style-name="P1"><text:span text:style-name="T1"/></text:p>
            <text:p text:style-name="P1"><text:span text:style-name="T1">0. <text:s/>If valuetag indicates chunking was used, must start chunking.</text:span></text:p>
            <text:p text:style-name="P1"><text:span text:style-name="T1">1. <text:s/>Based on repository ID(s) and possible expected type argument,</text:span></text:p>
            <text:p text:style-name="P1"><text:span text:style-name="T1"><text:s text:c="4"/></text:span><text:span text:style-name="T1">must determine the class that was serialized.</text:span></text:p>
            <text:p text:style-name="P1"><text:span text:style-name="T1">2. <text:s/>Handles WstringValue and Class as special cases</text:span></text:p>
            <text:p text:style-name="P1"><text:span text:style-name="T1">3. <text:s/>Handles IDLEntity types</text:span></text:p>
            <text:p text:style-name="P1"><text:span text:style-name="T1">4. <text:s/>Gives control to ValueHandler to readValue</text:span></text:p>
            <text:p text:style-name="P1"><text:span text:style-name="T1">5. <text:s/>If chunking, should skip over any unread data and process</text:span></text:p>
            <text:p text:style-name="P1"><text:span text:style-name="T1"><text:s text:c="4"/></text:span><text:span text:style-name="T1">the end tag</text:span></text:p>
            <text:p text:style-name="P1"><text:span text:style-name="T1"/></text:p>
          </draw:text-box>
        </draw:frame>
        <presentation:notes draw:style-name="dp2">
          <draw:page-thumbnail draw:style-name="gr1" draw:layer="layout" svg:width="12.767cm" svg:height="9.575cm" svg:x="4.411cm" svg:y="2.794cm" draw:page-number="9" presentation:class="page"/>
          <draw:frame presentation:style-name="pr5" draw:text-style-name="P1" draw:layer="layout" svg:width="15.02cm" svg:height="10.629cm" svg:x="3.292cm" svg:y="13.299cm" presentation:class="notes" presentation:placeholder="true">
            <draw:text-box/>
          </draw:frame>
        </presentation:notes>
      </draw:page>
      <draw:page draw:name="RMI-IIOP Problem" draw:style-name="dp1" draw:master-page-name="Default" presentation:presentation-page-layout-name="AL3T19">
        <draw:frame presentation:style-name="pr1" draw:text-style-name="P1" draw:layer="layout" svg:width="23.911cm" svg:height="3.507cm" svg:x="2.058cm" svg:y="1.743cm" presentation:class="title">
          <draw:text-box>
            <text:p text:style-name="P1">RMI-IIOP Problems</text:p>
          </draw:text-box>
        </draw:frame>
        <draw:frame draw:style-name="gr2" draw:text-style-name="P3" draw:layer="layout" svg:width="25.947cm" svg:height="12.511cm" svg:x="1.263cm" svg:y="4.78cm">
          <draw:text-box>
            <text:p text:style-name="P1"><text:span text:style-name="T1">In RMI-IIOP, as in Java Object Serialization, data is serialized from superclass down. <text:s/>However, unlike Java Object Serialization, RMI-IIOP stream format version 1 didn't have any indicators to let the reader know where a superclass's data ended and the next subclass's data began.</text:span></text:p>
            <text:p text:style-name="P1"><text:span text:style-name="T1"/></text:p>
            <text:p text:style-name="P1"><text:span text:style-name="T1">This was fine unless the superclass had evolved to write optional data. <text:s/>With optional data, even querying the remote FVD won't help -- nothing about the remote class's structure itself can tell you what's on the wire.</text:span></text:p>
            <text:p text:style-name="P1"><text:span text:style-name="T1"/></text:p>
            <text:p text:style-name="P1"><text:span text:style-name="T1">An unevolved reader would need to be able to skip data until the next class boundary, but there are no class boundaries... all the data is together.</text:span></text:p>
            <text:p text:style-name="P1"><text:span text:style-name="T1"/></text:p>
            <text:p text:style-name="P1"><text:span text:style-name="T1">Thus, stream format version 2 was born...</text:span></text:p>
            <text:p text:style-name="P1"><text:span text:style-name="T1"/></text:p>
            <text:p text:style-name="P1"><text:span text:style-name="T1"/></text:p>
          </draw:text-box>
        </draw:frame>
        <presentation:notes draw:style-name="dp2">
          <draw:page-thumbnail draw:style-name="gr1" draw:layer="layout" svg:width="12.767cm" svg:height="9.575cm" svg:x="4.411cm" svg:y="2.794cm" draw:page-number="10" presentation:class="page"/>
          <draw:frame presentation:style-name="pr5" draw:text-style-name="P1" draw:layer="layout" svg:width="15.02cm" svg:height="10.629cm" svg:x="3.292cm" svg:y="13.2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4cm" svg:x="2.19cm" svg:y="2cm" draw:page-number="1"/>
      <draw:page-thumbnail draw:layer="backgroundobjects" svg:width="10.392cm" svg:height="7.794cm" svg:x="15.357cm" svg:y="2cm"/>
      <draw:page-thumbnail draw:layer="backgroundobjects" svg:width="10.392cm" svg:height="7.794cm" svg:x="2.19cm" svg:y="11.795cm"/>
      <draw:page-thumbnail draw:layer="backgroundobjects" svg:width="10.392cm" svg:height="7.794cm" svg:x="15.357cm" svg:y="11.795cm"/>
    </style:handout-master>
    <style:master-page style:name="Default" style:page-layout-name="PM1" draw:style-name="dp1">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2-06-25T12:57:06</meta:creation-date>
    <dc:date>2002-06-25T13:54:35</dc:date>
    <dc:language>en-US</dc:language>
    <meta:editing-cycles>11</meta:editing-cycles>
    <meta:editing-duration>PT57M46S</meta:editing-duration>
    <meta:user-defined meta:name="Info 1"/>
    <meta:user-defined meta:name="Info 2"/>
    <meta:user-defined meta:name="Info 3"/>
    <meta:user-defined meta:name="Info 4"/>
    <meta:document-statistic meta:object-count="46"/>
  </office:meta>
</office:document-meta>
</file>